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2bf6" officeooo:paragraph-rsid="00142bf6"/>
    </style:style>
    <style:style style:name="P2" style:family="paragraph" style:parent-style-name="Contents_20_1">
      <style:paragraph-properties>
        <style:tab-stops>
          <style:tab-stop style:position="7.4374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7.2409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7edf26" officeooo:paragraph-rsid="007edf26" style:font-size-asian="24pt" style:font-weight-asian="bold" style:font-size-complex="24pt" style:font-weight-complex="bold"/>
    </style:style>
    <style:style style:name="P5" style:family="paragraph" style:parent-style-name="Text_20_body" style:list-style-name="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5815ec" officeooo:paragraph-rsid="005d21fd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 style:list-style-name="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paragraph-rsid="003c05b5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 style:list-style-name="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officeooo:paragraph-rsid="00563640"/>
    </style:style>
    <style:style style:name="P8" style:family="paragraph" style:parent-style-name="Heading_20_1" style:master-page-name="">
      <loext:graphic-properties draw:fill="none"/>
      <style:paragraph-properties fo:margin-left="0.3752in" fo:margin-right="0in" fo:margin-top="0.1665in" fo:margin-bottom="0.0835in" style:contextual-spacing="false" fo:text-indent="-0.3752in" style:auto-text-indent="false" style:page-number="auto" fo:break-before="page" fo:background-color="transparent" fo:keep-with-next="always">
        <style:tab-stops>
          <style:tab-stop style:position="0.25in"/>
        </style:tab-stops>
      </style:paragraph-properties>
      <style:text-properties officeooo:paragraph-rsid="00161cb3"/>
    </style:style>
    <style:style style:name="P9" style:family="paragraph" style:parent-style-name="Heading_20_1" style:master-page-name="">
      <loext:graphic-properties draw:fill="none"/>
      <style:paragraph-properties fo:margin-left="0.5618in" fo:margin-right="0in" fo:margin-top="0.139in" fo:margin-bottom="0.0835in" style:contextual-spacing="false" fo:text-indent="-0.5618in" style:auto-text-indent="false" style:page-number="auto" fo:background-color="transparent" fo:keep-with-next="always">
        <style:tab-stops/>
      </style:paragraph-properties>
      <style:text-properties fo:font-size="18pt" fo:font-style="normal" fo:font-weight="bold" officeooo:paragraph-rsid="006563df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Heading_20_2" style:master-page-name="">
      <loext:graphic-properties draw:fill="none"/>
      <style:paragraph-properties fo:margin-left="0.5618in" fo:margin-right="0in" fo:margin-top="0.139in" fo:margin-bottom="0.0835in" style:contextual-spacing="false" fo:text-indent="-0.5618in" style:auto-text-indent="false" style:page-number="auto" fo:background-color="transparent" fo:keep-with-next="always">
        <style:tab-stops/>
      </style:paragraph-properties>
      <style:text-properties fo:font-size="16pt" fo:font-style="normal" fo:font-weight="normal" officeooo:paragraph-rsid="003a1842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Heading_20_2" style:master-page-name="">
      <loext:graphic-properties draw:fill="none"/>
      <style:paragraph-properties fo:margin-left="0.5618in" fo:margin-right="0in" fo:margin-top="0.139in" fo:margin-bottom="0.0835in" style:contextual-spacing="false" fo:text-indent="-0.5618in" style:auto-text-indent="false" style:page-number="auto" fo:background-color="transparent" fo:keep-with-next="always">
        <style:tab-stops/>
      </style:paragraph-properties>
      <style:text-properties fo:font-size="16pt" fo:font-style="normal" fo:font-weight="normal" officeooo:paragraph-rsid="0056d11a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Heading_20_2" style:master-page-name="">
      <loext:graphic-properties draw:fill="none"/>
      <style:paragraph-properties fo:margin-left="0.5618in" fo:margin-right="0in" fo:margin-top="0.139in" fo:margin-bottom="0.0835in" style:contextual-spacing="false" fo:text-indent="-0.5618in" style:auto-text-indent="false" style:page-number="auto" fo:background-color="transparent" fo:keep-with-next="always">
        <style:tab-stops/>
      </style:paragraph-properties>
      <style:text-properties fo:font-size="16pt" fo:font-style="normal" fo:font-weight="normal" officeooo:paragraph-rsid="005d21fd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Heading_20_2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 fo:keep-with-next="always">
        <style:tab-stops/>
      </style:paragraph-properties>
      <style:text-properties fo:font-size="16pt" fo:font-style="normal" fo:font-weight="normal" officeooo:rsid="007595d5" officeooo:paragraph-rsid="007542ed" style:font-size-asian="14pt" style:font-style-asian="normal" style:font-weight-asian="normal" style:font-size-complex="16pt" style:font-style-complex="normal" style:font-weight-complex="normal"/>
    </style:style>
    <style:style style:name="P14" style:family="paragraph" style:parent-style-name="Heading_20_2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6pt" fo:font-style="italic" fo:font-weight="normal" officeooo:rsid="005815ec" officeooo:paragraph-rsid="00765ef8" style:font-size-asian="16pt" style:font-style-asian="italic" style:font-weight-asian="normal" style:font-size-complex="16pt" style:font-style-complex="italic" style:font-weight-complex="normal"/>
    </style:style>
    <style:style style:name="P15" style:family="paragraph" style:parent-style-name="Heading_20_2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5815ec" officeooo:paragraph-rsid="00765ef8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Heading_20_3" style:master-page-name="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style:page-number="auto" fo:background-color="transparent" fo:keep-with-next="always">
        <style:tab-stops/>
      </style:paragraph-properties>
      <style:text-properties fo:font-size="12pt" fo:font-style="normal" fo:font-weight="normal" officeooo:rsid="00563640" officeooo:paragraph-rsid="00563640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563640" officeooo:paragraph-rsid="00563640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563640" officeooo:paragraph-rsid="005d21fd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 fo:keep-with-next="always">
        <style:tab-stops/>
      </style:paragraph-properties>
      <style:text-properties fo:font-size="12pt" fo:font-style="normal" fo:font-weight="normal" officeooo:rsid="005815ec" officeooo:paragraph-rsid="0059d1ed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5815ec" officeooo:paragraph-rsid="005815ec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5815ec" officeooo:paragraph-rsid="005d21fd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5815ec" officeooo:paragraph-rsid="00776f33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5815ec" officeooo:paragraph-rsid="006d7138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5815ec" officeooo:paragraph-rsid="00687e0a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5815ec" officeooo:paragraph-rsid="006b8665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5815ec" officeooo:paragraph-rsid="00729097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5815ec" officeooo:paragraph-rsid="005e69d7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5bb524" officeooo:paragraph-rsid="005bb524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5d21fd" officeooo:paragraph-rsid="005d21fd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 fo:keep-with-next="always">
        <style:tab-stops/>
      </style:paragraph-properties>
      <style:text-properties fo:font-size="12pt" fo:font-style="normal" fo:font-weight="normal" officeooo:rsid="005dd877" officeooo:paragraph-rsid="005dd877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5e69d7" officeooo:paragraph-rsid="005e69d7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622387" officeooo:paragraph-rsid="0080aed3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622387" officeooo:paragraph-rsid="00622387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7090e5" officeooo:paragraph-rsid="007595d5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66536d" officeooo:paragraph-rsid="006563df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73c17a" officeooo:paragraph-rsid="00776f33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Heading_20_3" style:master-page-name="">
      <loext:graphic-properties draw:fill="none"/>
      <style:paragraph-properties fo:margin-left="0in" fo:margin-right="0in" fo:margin-top="0.0598in" fo:margin-bottom="0.0043in" style:contextual-spacing="false" fo:text-indent="0in" style:auto-text-indent="false" style:page-number="auto" fo:background-color="transparent">
        <style:tab-stops/>
      </style:paragraph-properties>
      <style:text-properties fo:font-size="12pt" fo:font-style="normal" fo:font-weight="normal" officeooo:paragraph-rsid="0054c73d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Heading_20_3">
      <loext:graphic-properties draw:fill="none" draw:fill-gradient-name="gradient" draw:fill-hatch-name="hatch"/>
      <style:paragraph-properties fo:margin-left="0in" fo:margin-right="0in" fo:margin-top="0.0598in" fo:margin-bottom="0in" style:contextual-spacing="false" fo:text-indent="0in" style:auto-text-indent="false" fo:background-color="transparent">
        <style:tab-stops/>
      </style:paragraph-properties>
      <style:text-properties fo:font-weight="normal" officeooo:paragraph-rsid="003dfbdd" style:font-weight-asian="normal" style:font-weight-complex="normal"/>
    </style:style>
    <style:style style:name="P39" style:family="paragraph" style:parent-style-name="Heading_20_3">
      <loext:graphic-properties draw:fill="none"/>
      <style:paragraph-properties fo:margin-left="0.5618in" fo:margin-right="0in" fo:margin-top="0.0598in" fo:margin-bottom="0.0043in" style:contextual-spacing="false" fo:text-indent="-0.5618in" style:auto-text-indent="false" fo:background-color="transparent">
        <style:tab-stops/>
      </style:paragraph-properties>
      <style:text-properties officeooo:rsid="00142bf6" officeooo:paragraph-rsid="002dee10"/>
    </style:style>
    <style:style style:name="P40" style:family="paragraph" style:parent-style-name="Heading_20_4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5e69d7" officeooo:paragraph-rsid="005e69d7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Heading_20_4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5815ec" officeooo:paragraph-rsid="005d21fd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Heading_20_4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5815ec" officeooo:paragraph-rsid="006170d6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5bb524" style:font-style-asian="italic" style:font-style-complex="italic"/>
    </style:style>
    <style:style style:name="T3" style:family="text">
      <style:text-properties fo:font-style="italic" officeooo:rsid="005e69d7" style:font-style-asian="italic" style:font-style-complex="italic"/>
    </style:style>
    <style:style style:name="T4" style:family="text">
      <style:text-properties fo:font-style="italic" officeooo:rsid="006a4ad9" style:font-style-asian="italic" style:font-style-complex="italic"/>
    </style:style>
    <style:style style:name="T5" style:family="text">
      <style:text-properties fo:font-style="italic" officeooo:rsid="006d7138" style:font-style-asian="italic" style:font-style-complex="italic"/>
    </style:style>
    <style:style style:name="T6" style:family="text">
      <style:text-properties fo:font-style="italic" officeooo:rsid="006e54dc" style:font-style-asian="italic" style:font-style-complex="italic"/>
    </style:style>
    <style:style style:name="T7" style:family="text">
      <style:text-properties fo:font-style="italic" officeooo:rsid="007542ed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63640" style:font-weight-asian="bold" style:font-weight-complex="bold"/>
    </style:style>
    <style:style style:name="T10" style:family="text">
      <style:text-properties fo:font-weight="bold" officeooo:rsid="0080aed3" style:font-weight-asian="bold" style:font-weight-complex="bold"/>
    </style:style>
    <style:style style:name="T11" style:family="text">
      <style:text-properties fo:font-weight="bold" officeooo:rsid="0082a616" style:font-weight-asian="bold" style:font-weight-complex="bold"/>
    </style:style>
    <style:style style:name="T12" style:family="text">
      <style:text-properties fo:font-weight="bold" officeooo:rsid="0084a3b8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563640"/>
    </style:style>
    <style:style style:name="T15" style:family="text">
      <style:text-properties officeooo:rsid="0056d11a"/>
    </style:style>
    <style:style style:name="T16" style:family="text">
      <style:text-properties officeooo:rsid="0059d1ed"/>
    </style:style>
    <style:style style:name="T17" style:family="text">
      <style:text-properties officeooo:rsid="005bb524"/>
    </style:style>
    <style:style style:name="T18" style:family="text">
      <style:text-properties officeooo:rsid="005dd877"/>
    </style:style>
    <style:style style:name="T19" style:family="text">
      <style:text-properties officeooo:rsid="005e69d7"/>
    </style:style>
    <style:style style:name="T20" style:family="text">
      <style:text-properties officeooo:rsid="006094b8"/>
    </style:style>
    <style:style style:name="T21" style:family="text">
      <style:text-properties officeooo:rsid="006170d6"/>
    </style:style>
    <style:style style:name="T22" style:family="text">
      <style:text-properties officeooo:rsid="0066536d"/>
    </style:style>
    <style:style style:name="T23" style:family="text">
      <style:text-properties officeooo:rsid="00684169"/>
    </style:style>
    <style:style style:name="T24" style:family="text">
      <style:text-properties officeooo:rsid="00687e0a"/>
    </style:style>
    <style:style style:name="T25" style:family="text">
      <style:text-properties officeooo:rsid="006a4ad9"/>
    </style:style>
    <style:style style:name="T26" style:family="text">
      <style:text-properties officeooo:rsid="006b8665"/>
    </style:style>
    <style:style style:name="T27" style:family="text">
      <style:text-properties officeooo:rsid="006ba7c9"/>
    </style:style>
    <style:style style:name="T28" style:family="text">
      <style:text-properties officeooo:rsid="006d7138"/>
    </style:style>
    <style:style style:name="T29" style:family="text">
      <style:text-properties officeooo:rsid="006e54dc"/>
    </style:style>
    <style:style style:name="T30" style:family="text">
      <style:text-properties officeooo:rsid="00729097"/>
    </style:style>
    <style:style style:name="T31" style:family="text">
      <style:text-properties officeooo:rsid="00735693"/>
    </style:style>
    <style:style style:name="T32" style:family="text">
      <style:text-properties fo:font-size="16pt" fo:font-style="italic" style:font-size-asian="16pt" style:font-style-asian="italic" style:font-size-complex="16pt" style:font-style-complex="italic"/>
    </style:style>
    <style:style style:name="T33" style:family="text">
      <style:text-properties fo:font-size="16pt" fo:font-style="italic" officeooo:rsid="00729097" style:font-size-asian="16pt" style:font-style-asian="italic" style:font-size-complex="16pt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odule Manager</text:p>
      <text:table-of-content text:style-name="Sect1" text:protected="true" text:name="Table of Contents1">
        <text:table-of-content-source text:outline-level="2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a xlink:type="simple" xlink:href="#__RefHeading___Toc519_1091873253" text:style-name="Index_20_Link" text:visited-style-name="Index_20_Link"><text:s/>1 Main.<text:tab/>2</text:a></text:p>
          <text:p text:style-name="P3"><text:a xlink:type="simple" xlink:href="#__RefHeading___Toc521_1091873253%20Copy%201" text:style-name="Index_20_Link" text:visited-style-name="Index_20_Link"><text:s/>1.1 Reset handler.<text:tab/>2</text:a></text:p>
          <text:p text:style-name="P3"><text:a xlink:type="simple" xlink:href="#__RefHeading___Toc521_1091873253%20Copy%201%20Copy%201" text:style-name="Index_20_Link" text:visited-style-name="Index_20_Link"><text:s/>1.2 Main function.<text:tab/>2</text:a></text:p>
          <text:p text:style-name="P3"><text:a xlink:type="simple" xlink:href="#__RefHeading___Toc521_1091873253%20Copy%201%20Copy%201%20Copy%201" text:style-name="Index_20_Link" text:visited-style-name="Index_20_Link"><text:s/>1.3 Main class.<text:tab/>2</text:a></text:p>
          <text:p text:style-name="P2"><text:a xlink:type="simple" xlink:href="#__RefHeading___Toc521_1091873253%20Copy%201%20Copy%201%20Copy%202" text:style-name="Index_20_Link" text:visited-style-name="Index_20_Link"><text:s/>2 Module managers.<text:tab/>3</text:a></text:p>
          <text:p text:style-name="P3"><text:a xlink:type="simple" xlink:href="#__RefHeading___Toc618_906182007" text:style-name="Index_20_Link" text:visited-style-name="Index_20_Link"><text:s/>2.1 Inheritance.<text:tab/>3</text:a></text:p>
          <text:p text:style-name="P3"><text:a xlink:type="simple" xlink:href="#__RefHeading___Toc620_906182007" text:style-name="Index_20_Link" text:visited-style-name="Index_20_Link"><text:s/>2.2 <text:span text:style-name="T1">ModuleManagerClockControl</text:span><text:tab/>3</text:a></text:p>
          <text:p text:style-name="P3"><text:a xlink:type="simple" xlink:href="#__RefHeading___Toc622_906182007" text:style-name="Index_20_Link" text:visited-style-name="Index_20_Link"><text:s/>2.3 <text:span text:style-name="T1">ModuleManagerInterrupts</text:span><text:tab/>3</text:a></text:p>
          <text:p text:style-name="P3"><text:a xlink:type="simple" xlink:href="#__RefHeading___Toc624_906182007" text:style-name="Index_20_Link" text:visited-style-name="Index_20_Link"><text:s/>2.4 <text:span text:style-name="T1">ModuleManagerFlash</text:span><text:tab/>3</text:a></text:p>
          <text:p text:style-name="P3"><text:a xlink:type="simple" xlink:href="#__RefHeading___Toc626_906182007" text:style-name="Index_20_Link" text:visited-style-name="Index_20_Link"><text:s/>2.5 <text:span text:style-name="T1">ModuleManagerSdram</text:span><text:tab/>3</text:a></text:p>
          <text:p text:style-name="P3"><text:a xlink:type="simple" xlink:href="#__RefHeading___Toc628_906182007" text:style-name="Index_20_Link" text:visited-style-name="Index_20_Link"><text:s/>2.6 <text:span text:style-name="T1">ModuleManagerLeds</text:span><text:tab/>3</text:a></text:p>
          <text:p text:style-name="P3"><text:a xlink:type="simple" xlink:href="#__RefHeading___Toc630_906182007" text:style-name="Index_20_Link" text:visited-style-name="Index_20_Link"><text:s/>2.7 <text:span text:style-name="T1">ModuleManagerLcd</text:span><text:tab/>3</text:a></text:p>
          <text:p text:style-name="P3"><text:a xlink:type="simple" xlink:href="#__RefHeading___Toc632_906182007" text:style-name="Index_20_Link" text:visited-style-name="Index_20_Link"><text:s/>2.8 <text:span text:style-name="T1">ModuleManagerTouchScreen</text:span><text:tab/>3</text:a></text:p>
        </text:index-body>
      </text:table-of-content>
      <text:p text:style-name="P1"/>
      <text:p text:style-name="P1"/>
      <text:h text:style-name="P8" text:outline-level="1"><text:bookmark-start text:name="__RefHeading___Toc519_1091873253"/><text:span text:style-name="T9">Main</text:span><text:span text:style-name="T13">.</text:span><text:bookmark-end text:name="__RefHeading___Toc519_1091873253"/></text:h>
      <text:h text:style-name="P10" text:outline-level="2"><text:bookmark-start text:name="__RefHeading___Toc521_1091873253 Copy 1"/><text:span text:style-name="T14">Reset </text:span><text:span text:style-name="T15">handler</text:span>.<text:bookmark-end text:name="__RefHeading___Toc521_1091873253 Copy 1"/></text:h>
      <text:h text:style-name="P16" text:outline-level="3">File ‘<text:span text:style-name="T1">PHYSICAL/STM32H735/system/stm32h735.ld</text:span>’ sets ‘<text:span text:style-name="T1">resetHandler</text:span>’ as the entry code.</text:h>
      <text:h text:style-name="P17" text:outline-level="3">File ‘<text:span text:style-name="T1">stm32h735.s’ </text:span>implements the <text:span text:style-name="T1">‘resetHandler’</text:span> code, which initializes all memory, and then invokes the ‘<text:span text:style-name="T1">main</text:span>’ function. </text:h>
      <text:h text:style-name="P17" text:outline-level="3"><text:span text:style-name="T8">Important</text:span> <text:span text:style-name="T8">– This code does not support static class constructors!</text:span> (We still support static and global variables initiations).</text:h>
      <text:h text:style-name="P11" text:outline-level="2"><text:bookmark-start text:name="__RefHeading___Toc521_1091873253 Copy 1 Copy 1"/><text:span text:style-name="T15">Main function</text:span>.<text:bookmark-end text:name="__RefHeading___Toc521_1091873253 Copy 1 Copy 1"/></text:h>
      <text:h text:style-name="P19" text:outline-level="3">‘<text:span text:style-name="T1">APPLICATION/APP_STM32H735/basic_stm32h735.cc</text:span>’ <text:span text:style-name="T16">implements t</text:span>he ‘<text:span text:style-name="T1">main</text:span>’ function. </text:h>
      <text:h text:style-name="P20" text:outline-level="3">When entering the main function, the first action is to <text:span text:style-name="T17">declare</text:span> the ‘<text:span text:style-name="T2">Application</text:span><text:span text:style-name="T1">Main</text:span>’ <text:span text:style-name="T17">singleton.</text:span></text:h>
      <text:h text:style-name="P28" text:outline-level="3">Following that, we declare all the application specific active module managers, using the flags generated only for the main directory.</text:h>
      <text:h text:style-name="P29" text:outline-level="3">Each module manager is automatically registered by the ‘<text:span text:style-name="T1">Main</text:span>’ singleton.</text:h>
      <text:h text:style-name="P29" text:outline-level="3">After declaring all modules managers, we invoke the ‘<text:span text:style-name="T1">main</text:span>’ loop in the ‘Main’ module.</text:h>
      <text:h text:style-name="P12" text:outline-level="2"><text:bookmark-start text:name="__RefHeading___Toc521_1091873253 Copy 1 Copy 1 Copy 1"/><text:span text:style-name="T15">Main </text:span><text:span text:style-name="T18">class</text:span>.<text:bookmark-end text:name="__RefHeading___Toc521_1091873253 Copy 1 Copy 1 Copy 1"/></text:h>
      <text:h text:style-name="P30" text:outline-level="3">The ‘Main’ class has two phases – <text:span text:style-name="T3">initialization</text:span><text:span text:style-name="T19">, and </text:span><text:span text:style-name="T3">ticking</text:span><text:span text:style-name="T19">.</text:span></text:h>
      <text:h text:style-name="P31" text:outline-level="3">Initialization phase:</text:h>
      <text:h text:style-name="P40" text:outline-level="3">During each phase, the ‘<text:span text:style-name="T1">Main</text:span>’ implementation invokes ‘<text:span text:style-name="T1">registerPhaseStarted</text:span>’ for the ‘<text:span text:style-name="T1">ApplicationMain</text:span>’ implementation, followed by invoking the ‘<text:span text:style-name="T1">doAction</text:span>’ method for each active module manager.</text:h>
      <text:h text:style-name="P41" text:outline-level="3">‘<text:span text:style-name="T1">MODULE_ACTION_OPEN</text:span>’ – <text:span text:style-name="T20">Initialize class implementation related variables that rely on other modules, or accessing virtual methods.</text:span></text:h>
      <text:h text:style-name="P41" text:outline-level="3">‘<text:span text:style-name="T1">MODULE_ACTION_CONFIGURE_PLL_CLOCKS</text:span>’ – <text:span text:style-name="T20">Setup the pll clocks for modules usage.</text:span></text:h>
      <text:h text:style-name="P41" text:outline-level="3">‘<text:span text:style-name="T1">MODULE_ACTION_START_PLL_CLOCKS</text:span>’ – <text:span text:style-name="T20">Enable all active pll clocks. Setup clock system.</text:span></text:h>
      <text:h text:style-name="P42" text:outline-level="3">‘<text:span text:style-name="T1">MODULE_ACTION_ACTIVATE_GPIO</text:span>’ – <text:span text:style-name="T21">Setup active gpios (Must come after pll clocks setup).</text:span></text:h>
      <text:h text:style-name="P42" text:outline-level="3">‘<text:span text:style-name="T1">MODULE_ACTION_START_MDMA</text:span>’ – <text:span text:style-name="T21">Enables the sdram (Must come after gpios setup). </text:span></text:h>
      <text:h text:style-name="P42" text:outline-level="3">‘<text:span text:style-name="T1">MODULE_ACTION_START</text:span>’ – <text:span text:style-name="T21">All leftover setups.</text:span></text:h>
      <text:h text:style-name="P32" text:outline-level="3">Ticking phase – the main loops repeatedly invokes <text:span text:style-name="T19">‘</text:span><text:span text:style-name="T3">registerPhaseStarted</text:span><text:span text:style-name="T19">’ </text:span>for the main application, followed by invoking ‘<text:span text:style-name="T1">doAction (MODULE_ACTION_TICK)</text:span>’ for each active module manager.</text:h>
      <text:h text:style-name="P33" text:outline-level="3"><text:span text:style-name="T10">We currently limit </text:span><text:span text:style-name="T11">execution</text:span><text:span text:style-name="T10"> time to </text:span><text:span text:style-name="T12">12</text:span><text:span text:style-name="T10"> days (0x3FFFF000 milliseconds)</text:span>.</text:h>
      <text:h text:style-name="P21" text:outline-level="3" text:is-list-header="true"/>
      <text:h text:style-name="P5" text:outline-level="3"/>
      <text:h text:style-name="P9" text:outline-level="1"><text:bookmark-start text:name="__RefHeading___Toc521_1091873253 Copy 1 Copy 1 Copy 2"/><text:soft-page-break/><text:span text:style-name="T22">Module managers</text:span>.<text:bookmark-end text:name="__RefHeading___Toc521_1091873253 Copy 1 Copy 1 Copy 2"/></text:h>
      <text:h text:style-name="P13" text:outline-level="2"><text:bookmark-start text:name="__RefHeading___Toc618_906182007"/>Inheritance.<text:bookmark-end text:name="__RefHeading___Toc618_906182007"/></text:h>
      <text:h text:style-name="P34" text:outline-level="3"><text:span text:style-name="T8">IMPORTANT NOTE</text:span>: Module managers are the only classes that may support multiple inheritance. They must inherit the ‘<text:span text:style-name="T7">ModuleManager</text:span>’ class, and may also implement any number of pure virtual interfaces (but only pure virtual).</text:h>
      <text:h text:style-name="P14" text:outline-level="2"><text:bookmark-start text:name="__RefHeading___Toc620_906182007"/>ModuleManagerClockControl<text:bookmark-end text:name="__RefHeading___Toc620_906182007"/></text:h>
      <text:h text:style-name="P35" text:outline-level="3">Manages all shared clock related issues (such as pll definitions).</text:h>
      <text:h text:style-name="P14" text:outline-level="2"><text:bookmark-start text:name="__RefHeading___Toc622_906182007"/>ModuleManagerInterrupts<text:bookmark-end text:name="__RefHeading___Toc622_906182007"/></text:h>
      <text:h text:style-name="P22" text:outline-level="3"><text:span text:style-name="T22">Manages all </text:span><text:span text:style-name="T23">interrupts</text:span><text:span text:style-name="T22">.</text:span></text:h>
      <text:h text:style-name="P36" text:outline-level="3">This class, as well as the ‘CriticalSection’ class, are described in ‘Interrupts’ documentation.</text:h>
      <text:h text:style-name="P14" text:outline-level="2"><text:bookmark-start text:name="__RefHeading___Toc624_906182007"/>ModuleManagerFlash<text:bookmark-end text:name="__RefHeading___Toc624_906182007"/></text:h>
      <text:h text:style-name="P23" text:outline-level="3"><text:span text:style-name="T24">Access the external flash chip. All flash accesses are blocking. </text:span><text:span text:style-name="T28">(using the </text:span><text:span text:style-name="T5">OCTOSPI</text:span><text:span text:style-name="T28"> module).</text:span></text:h>
      <text:h text:style-name="P14" text:outline-level="2"><text:bookmark-start text:name="__RefHeading___Toc626_906182007"/>ModuleManagerSdram<text:bookmark-end text:name="__RefHeading___Toc626_906182007"/></text:h>
      <text:h text:style-name="P24" text:outline-level="3"><text:span text:style-name="T24">Access the external </text:span><text:span text:style-name="T25">sdram</text:span><text:span text:style-name="T24"> chip. All </text:span><text:span text:style-name="T25">sdram</text:span><text:span text:style-name="T24"> accesses are </text:span><text:span text:style-name="T25">done using </text:span><text:span text:style-name="T4">dma</text:span><text:span text:style-name="T24">. </text:span><text:span text:style-name="T28">(using the </text:span><text:span text:style-name="T5">OCTOSPI</text:span><text:span text:style-name="T28"> module).</text:span></text:h>
      <text:h text:style-name="P14" text:outline-level="2"><text:bookmark-start text:name="__RefHeading___Toc628_906182007"/>ModuleManagerLeds<text:bookmark-end text:name="__RefHeading___Toc628_906182007"/></text:h>
      <text:h text:style-name="P25" text:outline-level="3"><text:span text:style-name="T26">Platform specific for setting the leds</text:span><text:span text:style-name="T24">.</text:span></text:h>
      <text:h text:style-name="P14" text:outline-level="2"><text:bookmark-start text:name="__RefHeading___Toc630_906182007"/>ModuleManagerLcd<text:bookmark-end text:name="__RefHeading___Toc630_906182007"/></text:h>
      <text:h text:style-name="P25" text:outline-level="3"><text:span text:style-name="T27">Access the lcd screen using the </text:span><text:span text:style-name="T6">LTDC </text:span><text:span text:style-name="T29">module</text:span><text:span text:style-name="T24">.</text:span></text:h>
      <text:h text:style-name="P15" text:outline-level="2"><text:bookmark-start text:name="__RefHeading___Toc632_906182007"/><text:span text:style-name="T32">ModuleManager</text:span><text:span text:style-name="T33">TouchScreen</text:span><text:bookmark-end text:name="__RefHeading___Toc632_906182007"/></text:h>
      <text:h text:style-name="P26" text:outline-level="3"><text:span text:style-name="T27">Access the </text:span><text:span text:style-name="T31">touch</text:span><text:span text:style-name="T27"> screen using the </text:span><text:span text:style-name="T30">I2C</text:span><text:span text:style-name="T6"> </text:span><text:span text:style-name="T29">module</text:span><text:span text:style-name="T24">.</text:span></text:h>
      <text:h text:style-name="P27" text:outline-level="3" text:is-list-header="true"/>
      <text:h text:style-name="P18" text:outline-level="3" text:is-list-header="true"/>
      <text:h text:style-name="P7" text:outline-level="3"/>
      <text:h text:style-name="P6" text:outline-level="3"/>
      <text:h text:style-name="P6" text:outline-level="3"/>
      <text:h text:style-name="P38" text:outline-level="3" text:is-list-header="true"/>
      <text:h text:style-name="P37" text:outline-level="3" text:is-list-header="true"/>
      <text:h text:style-name="P39" text:outline-level="2" text:is-list-header="true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3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40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7.0437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728in" fo:margin-right="0.48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0:59:50.084151703</meta:creation-date>
    <meta:generator>LibreOffice/7.5.3.2$Linux_X86_64 LibreOffice_project/50$Build-2</meta:generator>
    <dc:date>2023-07-06T09:05:29.682512090</dc:date>
    <meta:editing-duration>PT8H36M33S</meta:editing-duration>
    <meta:editing-cycles>103</meta:editing-cycles>
    <meta:print-date>2023-06-18T08:59:54.691729106</meta:print-date>
    <meta:document-statistic meta:table-count="0" meta:image-count="0" meta:object-count="0" meta:page-count="3" meta:paragraph-count="56" meta:word-count="442" meta:character-count="3355" meta:non-whitespace-character-count="2903"/>
  </office:meta>
</office:document-meta>
</file>